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abbe3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1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5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2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2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0" style:family="paragraph" style:parent-style-name="Table_20_Contents">
      <style:text-properties officeooo:paragraph-rsid="004e00d8"/>
    </style:style>
    <style:style style:name="P31" style:family="paragraph" style:parent-style-name="Standard">
      <style:text-properties fo:font-size="2pt" style:font-size-asian="2pt" style:font-size-complex="2pt"/>
    </style:style>
    <style:style style:name="P32" style:family="paragraph" style:parent-style-name="Standard">
      <style:text-properties style:font-name="Lucida Sans" fo:font-size="12pt" style:font-size-asian="12pt" style:font-size-complex="12pt"/>
    </style:style>
    <style:style style:name="P33" style:family="paragraph" style:parent-style-name="Standard">
      <style:text-properties officeooo:paragraph-rsid="004e00d8"/>
    </style:style>
    <style:style style:name="P3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3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P3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3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4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4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43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44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P45" style:family="paragraph" style:parent-style-name="Standard">
      <style:text-properties officeooo:paragraph-rsid="00774487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4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48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officeooo:paragraph-rsid="0015e59f"/>
    </style:style>
    <style:style style:name="P49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5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P5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52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5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5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P5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5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P5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4aa53" style:font-size-asian="6pt" style:font-name-complex="Lucida Sans" style:font-size-complex="6pt"/>
    </style:style>
    <style:style style:name="P5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6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74487" style:font-size-asian="6pt" style:font-name-complex="Lucida Sans" style:font-size-complex="6pt"/>
    </style:style>
    <style:style style:name="P6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6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74487" style:font-size-asian="6pt" style:font-name-complex="Lucida Sans" style:font-size-complex="6pt"/>
    </style:style>
    <style:style style:name="P6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6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P6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77448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P6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77448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P7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77448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7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7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74487" style:font-size-asian="6pt" style:font-name-complex="Lucida Sans" style:font-size-complex="6pt"/>
    </style:style>
    <style:style style:name="P7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P7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75c660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font-name="Lucida Sans" fo:font-size="9pt" style:font-size-asian="9pt" style:font-name-complex="Lucida Sans" style:font-size-complex="9pt"/>
    </style:style>
    <style:style style:name="T14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5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6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9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3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4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8" style:family="text">
      <style:text-properties fo:color="#221f1f" style:text-position="-5% 100%" fo:font-size="9pt" style:font-size-asian="9pt" style:font-size-complex="9pt"/>
    </style:style>
    <style:style style:name="T3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0" style:family="text">
      <style:text-properties fo:color="#221f1f" fo:letter-spacing="-0.007cm" fo:font-style="normal" officeooo:rsid="001c3d3e" style:font-style-asian="normal" style:font-style-complex="normal"/>
    </style:style>
    <style:style style:name="T4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8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0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4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6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fo:letter-spacing="-0.007cm" fo:font-style="normal" style:font-style-asian="normal" style:font-style-complex="normal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4e00d8" style:font-style-asian="normal" style:font-style-complex="normal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T63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letter-spacing="-0.009cm"/>
    </style:style>
    <style:style style:name="T65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officeooo:rsid="004e00d8"/>
    </style:style>
    <style:style style:name="T67" style:family="text">
      <style:text-properties officeooo:rsid="0055425f"/>
    </style:style>
    <style:style style:name="T68" style:family="text">
      <style:text-properties officeooo:rsid="0066bdc7"/>
    </style:style>
    <style:style style:name="T69" style:family="text">
      <style:text-properties fo:letter-spacing="-0.016cm"/>
    </style:style>
    <style:style style:name="T70" style:family="text">
      <style:text-properties fo:font-size="4pt" style:font-size-asian="4pt" style:font-size-complex="4pt"/>
    </style:style>
    <style:style style:name="T71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T72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T73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40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30"/>
          </table:table-cell>
          <table:table-cell table:style-name="Tabla4.A1" office:value-type="string">
            <text:p text:style-name="P30"/>
          </table:table-cell>
          <table:table-cell table:style-name="Tabla4.A1" office:value-type="string">
            <text:p text:style-name="P30"/>
          </table:table-cell>
          <table:table-cell table:style-name="Tabla4.A1" office:value-type="string">
            <text:p text:style-name="P30"/>
          </table:table-cell>
        </table:table-row>
        <table:table-row table:style-name="Tabla4.2">
          <table:table-cell table:style-name="Tabla4.A2" office:value-type="string">
            <text:p text:style-name="P41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43"><text:span text:style-name="T70"><text:text-input text:description="&lt;for each=&quot;line2 in line.taxes_id&quot;&gt;">F</text:text-input></text:span><text:text-input text:description="&lt;line2.description&gt;">10,5%</text:text-input><text:span text:style-name="T70"><text:text-input text:description="&lt;/for&gt;">Ef</text:text-input></text:span></text:p>
          </table:table-cell>
          <table:table-cell table:style-name="Tabla4.A2" office:value-type="string">
            <text:p text:style-name="P43"><text:text-input text:description="&lt;line.price_unit&gt;">9.999,50</text:text-input></text:p>
          </table:table-cell>
          <table:table-cell table:style-name="Tabla4.A2" office:value-type="string">
            <text:p text:style-name="P44"><text:span text:style-name="T18"><text:text-input text:description="&lt;line.product_qty&gt;">25,45</text:text-input></text:span><text:span text:style-name="T18"> </text:span><text:span text:style-name="T18"><text:text-input text:description="&lt;line.product_uom.name&gt;">kgs.</text:text-input></text:span></text:p>
          </table:table-cell>
          <table:table-cell table:style-name="Tabla4.A2" office:value-type="string">
            <text:p text:style-name="P43"><text:text-input text:description="&lt;formatLang(line.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42"><text:text-input text:description="&lt;/for&gt;">End For</text:text-input></text:p>
          </table:table-cell>
          <table:table-cell table:style-name="Tabla4.A1" office:value-type="string">
            <text:p text:style-name="P30"/>
          </table:table-cell>
          <table:table-cell table:style-name="Tabla4.A1" office:value-type="string">
            <text:p text:style-name="P30"/>
          </table:table-cell>
          <table:table-cell table:style-name="Tabla4.A1" office:value-type="string">
            <text:p text:style-name="P30"/>
          </table:table-cell>
          <table:table-cell table:style-name="Tabla4.A1" office:value-type="string">
            <text:p text:style-name="P30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774487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5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abbe3" style:font-size-asian="8pt" style:font-weight-asian="bold" style:font-name-complex="Lucida Sans" style:font-size-complex="8pt" style:font-weight-complex="bold"/>
    </style:style>
    <style:style style:name="MP53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9" style:family="text">
      <style:text-properties fo:color="#221f1f" style:font-name="Lucida Sans" fo:font-size="9pt" style:font-size-asian="9pt" style:font-name-complex="Lucida Sans" style:font-size-complex="9pt"/>
    </style:style>
    <style:style style:name="MT2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style:font-size-asian="9pt" style:font-size-complex="9pt"/>
    </style:style>
    <style:style style:name="MT2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3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3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MT44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MT45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MT46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officeooo:rsid="004e00d8"/>
    </style:style>
    <style:style style:name="MT55" style:family="text">
      <style:text-properties officeooo:rsid="0055425f"/>
    </style:style>
    <style:style style:name="MT56" style:family="text">
      <style:text-properties officeooo:rsid="0066bdc7"/>
    </style:style>
    <style:style style:name="MT57" style:family="text">
      <style:text-properties fo:color="#221f1f" fo:letter-spacing="-0.007cm" fo:font-style="normal" officeooo:rsid="001c3d3e" style:font-style-asian="normal" style:font-style-complex="normal"/>
    </style:style>
    <style:style style:name="MT5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9" style:family="text">
      <style:text-properties fo:letter-spacing="-0.007cm" fo:font-style="normal" officeooo:rsid="001c3d3e" style:font-style-asian="normal" style:font-style-complex="normal"/>
    </style:style>
    <style:style style:name="MT60" style:family="text">
      <style:text-properties fo:letter-spacing="-0.009cm"/>
    </style:style>
    <style:style style:name="MT61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in ['draft','sent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not in ['draft','sent']&quot;&gt;">if</text:text-input><text:span text:style-name="MT2"><text:text-input text:description="&lt;progress_title&gt;">Progress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11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7"><text:text-input text:description="&lt;if test=&quot;company.partner_id.start_date&quot;&gt;">If</text:text-input></text:span><text:span text:style-name="MT17"><text:text-input text:description="&lt;formatLang(company.partner_id.start_date,date='true')&gt;">DD/MM/YYYY</text:text-input></text:span><text:span text:style-name="MT17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8">Cliente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2"/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6"/>
              <text:p text:style-name="MP25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7"/>
              <text:p text:style-name="MP28"><text:span text:style-name="MT26"><text:placeholder text:placeholder-type="text">&lt;if test="not o.dest_address_id and o.partner_id.parent_id"&gt;</text:placeholder></text:span><text:span text:style-name="MT27">Enviar a</text:span><text:span text:style-name="MT21">: </text:span><text:span text:style-name="MT21"><text:placeholder text:placeholder-type="text">&lt;o.partner_id.name&gt;</text:placeholder></text:span><text:span text:style-name="MT21"> - </text:span><text:span text:style-name="MT28"><text:placeholder text:placeholder-type="text">&lt;partner_address(o.partner_id)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9">Cond IVA</text:span><text:span text:style-name="MT19">:</text:span><text:span text:style-name="MT20"> </text:span><text:span text:style-name="MT21"><text:placeholder text:placeholder-type="text">&lt;o.partner_id.commercial_partner_id.afip_responsability_type_id.name&gt;</text:placeholder></text:span></text:p>
              <text:p text:style-name="MP30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3"><text:text-input text:description="&lt;if test=&quot;o.dest_address_id&quot;&gt;">if</text:text-input></text:span><text:span text:style-name="MT34">Enviar a</text:span><text:span text:style-name="MT35">:</text:span><text:span text:style-name="MT36"> </text:span><text:span text:style-name="MT37"><text:text-input text:description="&lt;o.dest_address_id.name&gt;">El más rapido SRL</text:text-input></text:span></text:p>
              <text:p text:style-name="MP32"><text:span text:style-name="MT38">Dirección</text:span><text:span text:style-name="MT39">:</text:span><text:span text:style-name="MT40"> </text:span><text:span text:style-name="MT41"><text:text-input text:description="&lt;if test=&quot;o.dest_address_id&quot;&gt;">if</text:text-input></text:span><text:span text:style-name="MT41"><text:text-input text:description="&lt;partner_address(o.dest_address_id)&gt;">Balcarce 666</text:text-input></text:span><text:span text:style-name="MT42"><text:text-input text:description="&lt;/if&gt;">end if</text:text-input></text:span></text:p>
              <text:p text:style-name="MP33"><text:span text:style-name="MT43"><text:text-input text:description="&lt;o.dest_address_id.commercial_partner_id.main_id_category_id.code&gt;">CUIT</text:text-input></text:span><text:span text:style-name="MT44">:</text:span><text:span text:style-name="MT45"> </text:span><text:span text:style-name="MT45"><text:placeholder text:placeholder-type="text">&lt;o.dest_address_id.commercial_partner_id.main_id_number&gt;</text:placeholder></text:span><text:span text:style-name="MT46"><text:text-input text:description="&lt;/if&gt;">end if</text:text-input></text:span></text:p>
            </table:table-cell>
            <table:table-cell table:style-name="Tabla1.A1" office:value-type="string">
              <text:p text:style-name="MP34"><text:span text:style-name="MT47">Referencia</text:span><text:span text:style-name="MT48">:</text:span><text:span text:style-name="MT49"> </text:span><text:span text:style-name="MT50"><text:text-input text:description="&lt;o.partner_ref&gt;">referencia del cliente</text:text-input></text:span></text:p>
              <text:p text:style-name="MP35"><text:span text:style-name="MT51">Doc. Origen</text:span><text:span text:style-name="MT52">:</text:span><text:span text:style-name="MT53"> </text:span><text:span text:style-name="MT42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6">Descripción</text:p>
            </table:table-cell>
            <table:table-cell table:style-name="Table1.B1" office:value-type="string">
              <text:p text:style-name="MP37">%<text:span text:style-name="MT54">I.V.A.</text:span></text:p>
            </table:table-cell>
            <table:table-cell table:style-name="Table1.C1" office:value-type="string">
              <text:p text:style-name="MP38"><text:span text:style-name="MT55">P. </text:span>List<text:span text:style-name="MT56">a</text:span></text:p>
            </table:table-cell>
            <table:table-cell table:style-name="Table1.D1" office:value-type="string">
              <text:p text:style-name="MP36">Cantidad</text:p>
            </table:table-cell>
            <table:table-cell table:style-name="Table1.E1" office:value-type="string">
              <text:p text:style-name="MP38">Total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40"><text:span text:style-name="MT57">OBSERVACIONES</text:span>: <text:span text:style-name="MT58"><text:placeholder text:placeholder-type="text">&lt;o.notes&gt;</text:placeholder></text:span></text:p>
            </table:table-cell>
            <table:table-cell table:style-name="Tabla6.B1" office:value-type="string">
              <text:p text:style-name="MP41"><text:span text:style-name="MT59">SUB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2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3">IMPUESTOS</text:p>
            </table:table-cell>
            <table:table-cell table:style-name="Tabla6.C4" office:value-type="string">
              <text:p text:style-name="MP44"/>
            </table:table-cell>
            <table:table-cell table:style-name="Tabla6.D3" office:value-type="string">
              <text:p text:style-name="MP45">Base</text:p>
            </table:table-cell>
            <table:table-cell table:style-name="Tabla6.E3" office:value-type="string">
              <text:p text:style-name="MP45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6"/>
            </table:table-cell>
            <table:table-cell table:style-name="Tabla6.C4" office:value-type="string">
              <text:p text:style-name="MP47"/>
            </table:table-cell>
            <table:table-cell table:style-name="Tabla6.D3" office:value-type="string">
              <text:p text:style-name="MP48"/>
            </table:table-cell>
            <table:table-cell table:style-name="Tabla6.E3" office:value-type="string">
              <text:p text:style-name="MP49"><text:text-input text:description="&lt;formatLang(o.amount_tax)&gt;">99.999,99</text:text-input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50"><text:span text:style-name="MT59">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51"/>
            </table:table-cell>
            <table:table-cell table:style-name="Tabla6.B1" office:value-type="string">
              <text:p text:style-name="MP52"><text:text-input text:description="&lt;formatLang(o.amount_total)&gt;">9.999,9</text:text-input></text:p>
            </table:table-cell>
          </table:table-row>
        </table:table>
        <text:p text:style-name="MP5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11-07T11:40:02.634863649</dc:date>
    <meta:editing-duration>P1DT20H48M41S</meta:editing-duration>
    <meta:editing-cycles>347</meta:editing-cycles>
    <meta:generator>LibreOffice/5.1.4.2$Linux_X86_64 LibreOffice_project/10m0$Build-2</meta:generator>
    <meta:document-statistic meta:table-count="6" meta:image-count="0" meta:object-count="0" meta:page-count="1" meta:paragraph-count="55" meta:word-count="252" meta:character-count="1579" meta:non-whitespace-character-count="1515"/>
  </office:meta>
</office:document-meta>
</file>